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8230000051CA3C2D663.png" manifest:media-type="image/png"/>
  <manifest:file-entry manifest:full-path="Pictures/10000001000004B9000001331976EF94.png" manifest:media-type="image/png"/>
  <manifest:file-entry manifest:full-path="Pictures/100000010000014A0000040F94FC4E80.png" manifest:media-type="image/png"/>
  <manifest:file-entry manifest:full-path="Pictures/10000000000000C0000000C034B4329B.jpg" manifest:media-type="image/jpeg"/>
  <manifest:file-entry manifest:full-path="Pictures/1000000100000480000002ACBB4AEA0D.png" manifest:media-type="image/png"/>
  <manifest:file-entry manifest:full-path="Pictures/1000000100000154000004161F335943.png" manifest:media-type="image/png"/>
  <manifest:file-entry manifest:full-path="Pictures/1000000100000280000001CA2F723DB5.png" manifest:media-type="image/png"/>
  <manifest:file-entry manifest:full-path="Pictures/1000000100000480000002AC752B115F.png" manifest:media-type="image/png"/>
  <manifest:file-entry manifest:full-path="Pictures/1000000100000780000000342C934A66.png" manifest:media-type="image/png"/>
  <manifest:file-entry manifest:full-path="Pictures/1000000000000780000004192BF8DBEA.png" manifest:media-type="image/png"/>
  <manifest:file-entry manifest:full-path="Pictures/10000001000004BA000003DB5B4783C8.png" manifest:media-type="image/png"/>
  <manifest:file-entry manifest:full-path="Pictures/10000001000001540000020875ED8D49.png" manifest:media-type="image/png"/>
  <manifest:file-entry manifest:full-path="Pictures/100000010000010C000002053A176308.png" manifest:media-type="image/png"/>
  <manifest:file-entry manifest:full-path="Pictures/10000001000001520000020408C4AB96.png" manifest:media-type="image/png"/>
  <manifest:file-entry manifest:full-path="Pictures/1000000100000480000002AC0F466C6B.png" manifest:media-type="image/png"/>
  <manifest:file-entry manifest:full-path="Pictures/100000010000010E00000417C732F4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automatic-styles>
    <style:style style:name="Tabulka1" style:family="table">
      <style:table-properties style:width="15.002cm" table:align="margins"/>
    </style:style>
    <style:style style:name="Tabulka1.A" style:family="table-column">
      <style:table-column-properties style:column-width="7.5cm" style:rel-column-width="32767*"/>
    </style:style>
    <style:style style:name="Tabulka1.B" style:family="table-column">
      <style:table-column-properties style:column-width="7.502cm" style:rel-column-width="32768*"/>
    </style:style>
    <style:style style:name="Tabulka1.A1" style:family="table-cell">
      <style:table-cell-properties fo:padding="0.097cm" fo:border-left="0.5pt solid #000000" fo:border-right="none" fo:border-top="0.5pt solid #000000" fo:border-bottom="0.5pt solid #000000"/>
    </style:style>
    <style:style style:name="Tabulka1.B1" style:family="table-cell">
      <style:table-cell-properties fo:padding="0.097cm" fo:border="0.5pt solid #000000"/>
    </style:style>
    <style:style style:name="Tabulka1.A2" style:family="table-cell">
      <style:table-cell-properties fo:padding="0.097cm" fo:border-left="0.5pt solid #000000" fo:border-right="none" fo:border-top="none" fo:border-bottom="0.5pt solid #000000"/>
    </style:style>
    <style:style style:name="Tabulka1.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officeooo:rsid="002ae757" officeooo:paragraph-rsid="002ae757"/>
    </style:style>
    <style:style style:name="P2" style:family="paragraph" style:parent-style-name="Footer">
      <style:paragraph-properties fo:text-align="center" style:justify-single-word="false"/>
    </style:style>
    <style:style style:name="P3" style:family="paragraph" style:parent-style-name="Header">
      <style:paragraph-properties fo:text-align="center" style:justify-single-word="false"/>
    </style:style>
    <style:style style:name="P4"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style:font-name="Liberation Serif" officeooo:rsid="004b33fe" officeooo:paragraph-rsid="004b33fe"/>
    </style:style>
    <style:style style:name="P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style:font-name="Liberation Serif" officeooo:rsid="006a8571" officeooo:paragraph-rsid="006a8571"/>
    </style:style>
    <style:style style:name="P6" style:family="paragraph" style:parent-style-name="Výchozí_20_styl_20_kresby">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style:style>
    <style:style style:name="P7" style:family="paragraph" style:parent-style-name="Výchozí_20_styl_20_kresby">
      <loext:graphic-properties draw:fill-gradient-name="gradient" draw:fill-hatch-name="hatch"/>
      <style:paragraph-properties fo:margin-top="0cm" fo:margin-bottom="0cm" style:contextual-spacing="false" fo:line-height="150%" fo:text-align="center" style:justify-single-word="false" style:writing-mode="lr-tb"/>
      <style:text-properties fo:color="#000000" loext:opacity="100%" style:font-name="Liberation Serif" officeooo:paragraph-rsid="0020cb0e"/>
    </style:style>
    <style:style style:name="P8" style:family="paragraph" style:parent-style-name="Standard">
      <style:paragraph-properties fo:line-height="150%" fo:text-align="justify" style:justify-single-word="false" style:writing-mode="lr-tb"/>
      <style:text-properties fo:color="#000000" loext:opacity="100%" style:font-name="Liberation Serif" officeooo:rsid="0025b570" officeooo:paragraph-rsid="0025b570"/>
    </style:style>
    <style:style style:name="P9" style:family="paragraph" style:parent-style-name="Výchozí_20_styl_20_kresby">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fo:font-size="12pt" fo:font-style="normal" fo:font-weight="normal" style:font-size-asian="12pt" style:font-style-asian="normal" style:font-weight-asian="normal"/>
    </style:style>
    <style:style style:name="P10" style:family="paragraph" style:parent-style-name="Výchozí_20_styl_20_kresby">
      <loext:graphic-properties draw:fill-gradient-name="gradient" draw:fill-hatch-name="hatch"/>
      <style:paragraph-properties fo:margin-top="4.6cm" fo:margin-bottom="0.42cm" style:contextual-spacing="false" fo:line-height="150%" fo:text-align="justify" style:justify-single-word="false" style:writing-mode="lr-tb"/>
      <style:text-properties fo:color="#000000" loext:opacity="100%" style:font-name="Liberation Serif" fo:font-size="12pt" fo:font-style="normal" fo:font-weight="normal" officeooo:paragraph-rsid="005b71fc" style:font-size-asian="12pt" style:font-style-asian="normal" style:font-weight-asian="normal"/>
    </style:style>
    <style:style style:name="P11" style:family="paragraph" style:parent-style-name="Výchozí_20_styl_20_kresby">
      <style:paragraph-properties fo:margin-top="0.905cm" fo:margin-bottom="0.905cm"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2" style:family="paragraph" style:parent-style-name="Výchozí_20_styl_20_kresby">
      <style:paragraph-properties fo:margin-top="0.503cm" fo:margin-bottom="0.503cm"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3" style:family="paragraph" style:parent-style-name="Standard">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fo:font-size="12pt" fo:font-weight="normal" style:font-size-asian="12pt" style:font-weight-asian="normal"/>
    </style:style>
    <style:style style:name="P14" style:family="paragraph" style:parent-style-name="Výchozí_20_styl_20_kresby" style:master-page-name="">
      <loext:graphic-properties draw:fill-gradient-name="gradient" draw:fill-hatch-name="hatch"/>
      <style:paragraph-properties fo:margin-top="5.228cm" fo:margin-bottom="0cm" style:contextual-spacing="false" fo:line-height="150%" fo:text-align="center" style:justify-single-word="false" style:page-number="auto" style:writing-mode="lr-tb"/>
      <style:text-properties fo:color="#000000" loext:opacity="100%" style:font-name="Liberation Serif" fo:font-size="36pt" fo:font-style="normal" fo:font-weight="normal" officeooo:paragraph-rsid="0020cb0e" style:font-size-asian="36pt" style:font-style-asian="normal" style:font-weight-asian="normal"/>
    </style:style>
    <style:style style:name="P1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fo:color="#c9211e" loext:opacity="100%" style:font-name="Liberation Serif" officeooo:paragraph-rsid="003c44e6"/>
    </style:style>
    <style:style style:name="P16" style:family="paragraph" style:parent-style-name="Text_20_body">
      <loext:graphic-properties draw:fill-gradient-name="gradient" draw:fill-hatch-name="hatch"/>
      <style:paragraph-properties fo:margin-top="0cm" fo:margin-bottom="0.42cm" style:contextual-spacing="false" fo:text-align="justify" style:justify-single-word="false" style:writing-mode="lr-tb"/>
      <style:text-properties fo:font-size="12pt" fo:font-weight="normal" officeooo:paragraph-rsid="003437a2" style:font-size-asian="12pt" style:font-weight-asian="normal"/>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25b570"/>
    </style:style>
    <style:style style:name="P20"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6a8571"/>
    </style:style>
    <style:style style:name="P21"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011f5"/>
    </style:style>
    <style:style style:name="P22"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82cbd"/>
    </style:style>
    <style:style style:name="P23"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b62607"/>
    </style:style>
    <style:style style:name="P24"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edafb"/>
    </style:style>
    <style:style style:name="P2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5ded6e" officeooo:paragraph-rsid="005ded6e"/>
    </style:style>
    <style:style style:name="P2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ba05d8" officeooo:paragraph-rsid="00c536c9"/>
    </style:style>
    <style:style style:name="P27" style:family="paragraph" style:parent-style-name="Text_20_body">
      <style:text-properties officeooo:rsid="00bceb81" officeooo:paragraph-rsid="00bceb81"/>
    </style:style>
    <style:style style:name="P28" style:family="paragraph" style:parent-style-name="Text_20_body">
      <style:text-properties officeooo:rsid="00bf76a8" officeooo:paragraph-rsid="00bf76a8"/>
    </style:style>
    <style:style style:name="P29" style:family="paragraph" style:parent-style-name="Text_20_body">
      <style:text-properties officeooo:rsid="00c19ec2" officeooo:paragraph-rsid="00c19ec2"/>
    </style:style>
    <style:style style:name="P30" style:family="paragraph" style:parent-style-name="Text_20_body">
      <style:text-properties officeooo:rsid="00c861db" officeooo:paragraph-rsid="00c861db"/>
    </style:style>
    <style:style style:name="P31" style:family="paragraph" style:parent-style-name="Text_20_body">
      <style:text-properties officeooo:rsid="00c9cf9a" officeooo:paragraph-rsid="00c9cf9a"/>
    </style:style>
    <style:style style:name="P32" style:family="paragraph" style:parent-style-name="Text_20_body">
      <style:text-properties officeooo:rsid="00cca7e5" officeooo:paragraph-rsid="00cca7e5"/>
    </style:style>
    <style:style style:name="P33"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6c1acf" officeooo:paragraph-rsid="006c1acf"/>
    </style:style>
    <style:style style:name="P34" style:family="paragraph" style:parent-style-name="Text_20_body">
      <style:text-properties officeooo:rsid="00cecf99" officeooo:paragraph-rsid="00cecf99"/>
    </style:style>
    <style:style style:name="P35" style:family="paragraph" style:parent-style-name="Text_20_body">
      <style:text-properties officeooo:rsid="00f1e6e0" officeooo:paragraph-rsid="00f1e6e0"/>
    </style:style>
    <style:style style:name="P36" style:family="paragraph" style:parent-style-name="Table_20_Contents">
      <style:text-properties officeooo:rsid="00f34149" officeooo:paragraph-rsid="00f34149"/>
    </style:style>
    <style:style style:name="P37" style:family="paragraph" style:parent-style-name="Text_20_body">
      <style:text-properties officeooo:rsid="00f34149" officeooo:paragraph-rsid="00f34149"/>
    </style:style>
    <style:style style:name="P38" style:family="paragraph" style:parent-style-name="Text_20_body">
      <style:text-properties officeooo:rsid="00f248c7" officeooo:paragraph-rsid="00f248c7"/>
    </style:style>
    <style:style style:name="P39" style:family="paragraph" style:parent-style-name="Text_20_body">
      <style:text-properties officeooo:rsid="00f2e9a4" officeooo:paragraph-rsid="00f2e9a4"/>
    </style:style>
    <style:style style:name="P40" style:family="paragraph" style:parent-style-name="Text_20_body">
      <style:text-properties officeooo:rsid="00f4cc5d" officeooo:paragraph-rsid="00f4cc5d"/>
    </style:style>
    <style:style style:name="P41" style:family="paragraph" style:parent-style-name="Text_20_body">
      <style:text-properties officeooo:rsid="00f5c56e" officeooo:paragraph-rsid="00f5c56e"/>
    </style:style>
    <style:style style:name="P42" style:family="paragraph" style:parent-style-name="Text_20_body">
      <style:text-properties officeooo:rsid="00f8e9e0" officeooo:paragraph-rsid="00f8e9e0"/>
    </style:style>
    <style:style style:name="P43" style:family="paragraph" style:parent-style-name="Text_20_body">
      <style:text-properties officeooo:rsid="00fc8319" officeooo:paragraph-rsid="00fc8319"/>
    </style:style>
    <style:style style:name="P44" style:family="paragraph" style:parent-style-name="Text_20_body">
      <style:text-properties officeooo:rsid="00fde4d2" officeooo:paragraph-rsid="00fde4d2"/>
    </style:style>
    <style:style style:name="P45" style:family="paragraph" style:parent-style-name="Text_20_body">
      <style:text-properties officeooo:rsid="00ff02b9" officeooo:paragraph-rsid="00ff02b9"/>
    </style:style>
    <style:style style:name="P46" style:family="paragraph" style:parent-style-name="Text_20_body">
      <style:text-properties officeooo:rsid="00ff895f" officeooo:paragraph-rsid="00ff895f"/>
    </style:style>
    <style:style style:name="P47" style:family="paragraph" style:parent-style-name="Text_20_body">
      <style:text-properties officeooo:rsid="0102bc81" officeooo:paragraph-rsid="0102bc81"/>
    </style:style>
    <style:style style:name="P48" style:family="paragraph" style:parent-style-name="Text_20_body">
      <style:text-properties officeooo:rsid="0105e765" officeooo:paragraph-rsid="0105e765"/>
    </style:style>
    <style:style style:name="P49" style:family="paragraph" style:parent-style-name="Výchozí_20_styl_20_kresby" style:master-page-name="First_20_Page">
      <loext:graphic-properties draw:fill-gradient-name="gradient" draw:fill-hatch-name="hatch"/>
      <style:paragraph-properties fo:margin-top="2cm" fo:margin-bottom="0cm" style:contextual-spacing="false" fo:line-height="150%" fo:text-align="center" style:justify-single-word="false" style:page-number="auto" style:writing-mode="lr-tb"/>
      <style:text-properties fo:color="#000000" loext:opacity="100%" style:font-name="Liberation Serif" fo:font-size="12pt" fo:font-style="normal" fo:font-weight="normal" officeooo:paragraph-rsid="001e05c2" style:font-size-asian="12pt" style:font-style-asian="normal" style:font-weight-asian="normal"/>
    </style:style>
    <style:style style:name="P50" style:family="paragraph" style:parent-style-name="Výchozí_20_styl_20_kresby" style:master-page-name="Index">
      <loext:graphic-properties draw:fill-gradient-name="gradient" draw:fill-hatch-name="hatch"/>
      <style:paragraph-properties fo:margin-top="15cm" fo:margin-bottom="0.42cm"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officeooo:paragraph-rsid="003126b3" style:font-size-asian="12pt" style:font-style-asian="normal" style:font-weight-asian="normal"/>
    </style:style>
    <style:style style:name="P51" style:family="paragraph" style:parent-style-name="Výchozí_20_styl_20_kresby" style:master-page-name="Index">
      <loext:graphic-properties draw:fill-gradient-name="gradient" draw:fill-hatch-name="hatch"/>
      <style:paragraph-properties fo:margin-top="20.001cm" fo:margin-bottom="0.42cm"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style:font-size-asian="12pt" style:font-style-asian="normal" style:font-weight-asian="normal"/>
    </style:style>
    <style:style style:name="P52" style:family="paragraph" style:parent-style-name="Výchozí_20_styl_20_kresby" style:master-page-name="Index">
      <loext:graphic-properties draw:fill-gradient-name="gradient" draw:fill-hatch-name="hatch"/>
      <style:paragraph-properties fo:margin-top="7.001cm" fo:margin-bottom="7.001cm" style:contextual-spacing="false" fo:line-height="150%" fo:text-align="justify" style:justify-single-word="false" style:page-number="auto" fo:break-before="page" style:writing-mode="lr-tb"/>
      <style:text-properties fo:color="#000000" loext:opacity="100%" style:font-name="Liberation Serif" officeooo:paragraph-rsid="005b71fc"/>
    </style:style>
    <style:style style:name="P53" style:family="paragraph" style:parent-style-name="Contents_20_Heading" style:master-page-name="Index">
      <style:paragraph-properties style:page-number="auto" fo:break-before="page"/>
    </style:style>
    <style:style style:name="P54" style:family="paragraph" style:parent-style-name="Heading_20_1" style:master-page-name="Standard">
      <loext:graphic-properties draw:fill-gradient-name="gradient" draw:fill-hatch-name="hatch"/>
      <style:paragraph-properties fo:margin-top="0cm" fo:margin-bottom="0.42cm" style:contextual-spacing="false" fo:text-align="justify" style:justify-single-word="false" style:page-number="auto" fo:break-before="page"/>
      <style:text-properties style:font-name="Liberation Serif"/>
    </style:style>
    <style:style style:name="P55"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style:style>
    <style:style style:name="P56"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officeooo:paragraph-rsid="0025b570"/>
    </style:style>
    <style:style style:name="P57"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officeooo:rsid="005ded6e" officeooo:paragraph-rsid="005ded6e"/>
    </style:style>
    <style:style style:name="P58" style:family="paragraph" style:parent-style-name="Heading_20_1">
      <style:paragraph-properties fo:break-before="page"/>
      <style:text-properties officeooo:rsid="00da6c39" officeooo:paragraph-rsid="00da6c39"/>
    </style:style>
    <style:style style:name="P59" style:family="paragraph" style:parent-style-name="Heading_20_1">
      <style:paragraph-properties fo:break-before="page"/>
      <style:text-properties officeooo:rsid="00da6c39" officeooo:paragraph-rsid="00ec1600"/>
    </style:style>
    <style:style style:name="P60"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style>
    <style:style style:name="P61" style:family="paragraph" style:parent-style-name="Heading_20_1">
      <style:paragraph-properties fo:break-before="page"/>
      <style:text-properties officeooo:paragraph-rsid="012def92"/>
    </style:style>
    <style:style style:name="P62" style:family="paragraph" style:parent-style-name="Heading_20_2">
      <loext:graphic-properties draw:fill-gradient-name="gradient" draw:fill-hatch-name="hatch"/>
      <style:paragraph-properties fo:margin-top="0cm" fo:margin-bottom="0.42cm" style:contextual-spacing="false" fo:text-align="justify" style:justify-single-word="false"/>
      <style:text-properties style:font-name="Liberation Serif" officeooo:rsid="00691c58" officeooo:paragraph-rsid="00691c58"/>
    </style:style>
    <style:style style:name="P63" style:family="paragraph" style:parent-style-name="Heading_20_2">
      <style:paragraph-properties fo:break-before="page"/>
    </style:style>
    <style:style style:name="P64" style:family="paragraph" style:parent-style-name="Heading_20_3">
      <style:text-properties officeooo:rsid="00f1e6e0" officeooo:paragraph-rsid="00f1e6e0"/>
    </style:style>
    <style:style style:name="P65" style:family="paragraph" style:parent-style-name="Heading_20_3">
      <style:text-properties officeooo:rsid="01172da8" officeooo:paragraph-rsid="01172da8"/>
    </style:style>
    <style:style style:name="P66" style:family="paragraph" style:parent-style-name="Standard" style:list-style-name="L2">
      <loext:graphic-properties draw:fill-gradient-name="gradient" draw:fill-hatch-name="hatch"/>
      <style:paragraph-properties fo:margin-top="0cm" fo:margin-bottom="0.42cm" style:contextual-spacing="false" fo:text-align="justify" style:justify-single-word="false"/>
      <style:text-properties officeooo:paragraph-rsid="0025b570"/>
    </style:style>
    <style:style style:name="P67" style:family="paragraph" style:parent-style-name="Text_20_body">
      <style:text-properties officeooo:rsid="00c5d797" officeooo:paragraph-rsid="00c5d797"/>
    </style:style>
    <style:style style:name="P68" style:family="paragraph" style:parent-style-name="Text_20_body" style:list-style-name="L1">
      <style:text-properties officeooo:rsid="00ff895f" officeooo:paragraph-rsid="00ff895f"/>
    </style:style>
    <style:style style:name="P69" style:family="paragraph" style:parent-style-name="Text_20_body">
      <style:text-properties officeooo:rsid="0105e765" officeooo:paragraph-rsid="0105e765"/>
    </style:style>
    <style:style style:name="P70" style:family="paragraph" style:parent-style-name="Text_20_body">
      <style:text-properties officeooo:rsid="0108d0ae" officeooo:paragraph-rsid="0108d0ae"/>
    </style:style>
    <style:style style:name="P71" style:family="paragraph" style:parent-style-name="Text_20_body">
      <style:text-properties officeooo:rsid="010b2042" officeooo:paragraph-rsid="010b2042"/>
    </style:style>
    <style:style style:name="P72" style:family="paragraph" style:parent-style-name="Text_20_body">
      <style:text-properties officeooo:rsid="010c52a7" officeooo:paragraph-rsid="010c52a7"/>
    </style:style>
    <style:style style:name="P73" style:family="paragraph" style:parent-style-name="Text_20_body">
      <style:text-properties officeooo:rsid="010fb835" officeooo:paragraph-rsid="010fb835"/>
    </style:style>
    <style:style style:name="P74" style:family="paragraph" style:parent-style-name="Text_20_body">
      <style:text-properties officeooo:rsid="01109c31" officeooo:paragraph-rsid="01109c31"/>
    </style:style>
    <style:style style:name="P75" style:family="paragraph" style:parent-style-name="Text_20_body">
      <style:text-properties officeooo:rsid="0111b6cb" officeooo:paragraph-rsid="0111b6cb"/>
    </style:style>
    <style:style style:name="P76" style:family="paragraph" style:parent-style-name="Text_20_body">
      <style:text-properties officeooo:rsid="0114150a" officeooo:paragraph-rsid="0114150a"/>
    </style:style>
    <style:style style:name="P77" style:family="paragraph" style:parent-style-name="Text_20_body">
      <style:text-properties officeooo:rsid="011558d3" officeooo:paragraph-rsid="011558d3"/>
    </style:style>
    <style:style style:name="P78" style:family="paragraph" style:parent-style-name="Text_20_body">
      <style:text-properties officeooo:rsid="0118f070" officeooo:paragraph-rsid="0118f070"/>
    </style:style>
    <style:style style:name="P79" style:family="paragraph" style:parent-style-name="Text_20_body">
      <style:text-properties officeooo:rsid="011c2067" officeooo:paragraph-rsid="011c2067"/>
    </style:style>
    <style:style style:name="P80" style:family="paragraph" style:parent-style-name="Text_20_body">
      <style:text-properties officeooo:rsid="011ec260" officeooo:paragraph-rsid="011ec260"/>
    </style:style>
    <style:style style:name="P81" style:family="paragraph" style:parent-style-name="Text_20_body">
      <style:text-properties officeooo:rsid="0123c746" officeooo:paragraph-rsid="0123c746"/>
    </style:style>
    <style:style style:name="P82" style:family="paragraph" style:parent-style-name="Text_20_body">
      <style:text-properties officeooo:rsid="012c74bc" officeooo:paragraph-rsid="012c74bc"/>
    </style:style>
    <style:style style:name="P83" style:family="paragraph" style:parent-style-name="Text_20_body">
      <style:text-properties officeooo:rsid="012def92" officeooo:paragraph-rsid="012def92"/>
    </style:style>
    <style:style style:name="P84" style:family="paragraph" style:parent-style-name="Text_20_body">
      <style:text-properties officeooo:rsid="01314d56" officeooo:paragraph-rsid="01314d56"/>
    </style:style>
    <style:style style:name="P85" style:family="paragraph">
      <loext:graphic-properties draw:fill="none"/>
      <style:text-properties fo:font-size="12pt"/>
    </style:style>
    <style:style style:name="T1" style:family="text">
      <style:text-properties fo:font-size="12pt" fo:font-style="normal" fo:font-weight="normal" style:font-size-asian="12pt" style:font-style-asian="normal" style:font-weight-asian="normal"/>
    </style:style>
    <style:style style:name="T2" style:family="text">
      <style:text-properties fo:font-size="12pt" fo:font-style="normal" fo:font-weight="normal" officeooo:rsid="003126b3" style:font-size-asian="12pt" style:font-style-asian="normal" style:font-weight-asian="normal"/>
    </style:style>
    <style:style style:name="T3" style:family="text">
      <style:text-properties fo:font-size="12pt" fo:font-style="normal" fo:font-weight="normal" officeooo:rsid="00330ec7" style:font-size-asian="12pt" style:font-style-asian="normal" style:font-weight-asian="normal"/>
    </style:style>
    <style:style style:name="T4" style:family="text">
      <style:text-properties fo:font-size="12pt" fo:font-style="normal" fo:font-weight="normal" officeooo:rsid="005b71fc" style:font-size-asian="12pt" style:font-style-asian="normal" style:font-weight-asian="normal"/>
    </style:style>
    <style:style style:name="T5" style:family="text">
      <style:text-properties fo:font-size="12pt" fo:font-style="normal" fo:font-weight="normal" officeooo:rsid="00e5e15a" style:font-size-asian="12pt" style:font-style-asian="normal" style:font-weight-asian="normal"/>
    </style:style>
    <style:style style:name="T6" style:family="text">
      <style:text-properties fo:font-size="12pt" fo:font-weight="normal" style:font-size-asian="12pt" style:font-weight-asian="normal"/>
    </style:style>
    <style:style style:name="T7" style:family="text">
      <style:text-properties fo:font-size="12pt" fo:font-weight="normal" officeooo:rsid="003126b3" style:font-size-asian="12pt" style:font-weight-asian="normal"/>
    </style:style>
    <style:style style:name="T8" style:family="text">
      <style:text-properties fo:font-size="18pt" fo:font-style="normal" fo:font-weight="normal" style:font-size-asian="18pt" style:font-style-asian="normal" style:font-weight-asian="normal"/>
    </style:style>
    <style:style style:name="T9" style:family="text">
      <style:text-properties fo:font-size="18pt" fo:font-style="normal" fo:font-weight="normal" officeooo:rsid="002ae757" style:font-size-asian="18pt" style:font-style-asian="normal" style:font-weight-asian="normal"/>
    </style:style>
    <style:style style:name="T10" style:family="text">
      <style:text-properties officeooo:rsid="004c289d"/>
    </style:style>
    <style:style style:name="T11" style:family="text">
      <style:text-properties officeooo:rsid="004de8bd"/>
    </style:style>
    <style:style style:name="T12" style:family="text">
      <style:text-properties officeooo:rsid="00507cf5"/>
    </style:style>
    <style:style style:name="T13" style:family="text">
      <style:text-properties officeooo:rsid="0050d1bc"/>
    </style:style>
    <style:style style:name="T14" style:family="text">
      <style:text-properties officeooo:rsid="00530ecc"/>
    </style:style>
    <style:style style:name="T15" style:family="text">
      <style:text-properties officeooo:rsid="00550c4d"/>
    </style:style>
    <style:style style:name="T16" style:family="text">
      <style:text-properties officeooo:rsid="00569634"/>
    </style:style>
    <style:style style:name="T17" style:family="text">
      <style:text-properties style:font-name="Liberation Serif"/>
    </style:style>
    <style:style style:name="T18" style:family="text">
      <style:text-properties style:font-name="Liberation Serif" officeooo:rsid="00613667"/>
    </style:style>
    <style:style style:name="T19" style:family="text">
      <style:text-properties style:font-name="Liberation Serif" officeooo:rsid="0063319a"/>
    </style:style>
    <style:style style:name="T20" style:family="text">
      <style:text-properties style:font-name="Liberation Serif" officeooo:rsid="006435f5"/>
    </style:style>
    <style:style style:name="T21" style:family="text">
      <style:text-properties style:font-name="Liberation Serif" officeooo:rsid="006466ab"/>
    </style:style>
    <style:style style:name="T22" style:family="text">
      <style:text-properties style:font-name="Liberation Serif" officeooo:rsid="0066b42e"/>
    </style:style>
    <style:style style:name="T23" style:family="text">
      <style:text-properties style:font-name="Liberation Serif" officeooo:rsid="0068aa1f"/>
    </style:style>
    <style:style style:name="T24" style:family="text">
      <style:text-properties style:font-name="Liberation Serif" officeooo:rsid="00691c58"/>
    </style:style>
    <style:style style:name="T25" style:family="text">
      <style:text-properties style:font-name="Liberation Serif" officeooo:rsid="006a8571"/>
    </style:style>
    <style:style style:name="T26" style:family="text">
      <style:text-properties style:font-name="Liberation Serif" officeooo:rsid="009651e1"/>
    </style:style>
    <style:style style:name="T27" style:family="text">
      <style:text-properties fo:font-style="italic"/>
    </style:style>
    <style:style style:name="T28" style:family="text">
      <style:text-properties officeooo:rsid="0063319a"/>
    </style:style>
    <style:style style:name="T29" style:family="text">
      <style:text-properties officeooo:rsid="006c1acf"/>
    </style:style>
    <style:style style:name="T30" style:family="text">
      <style:text-properties officeooo:rsid="006d09f6"/>
    </style:style>
    <style:style style:name="T31" style:family="text">
      <style:text-properties officeooo:rsid="006df693"/>
    </style:style>
    <style:style style:name="T32" style:family="text">
      <style:text-properties officeooo:rsid="006f35b7"/>
    </style:style>
    <style:style style:name="T33" style:family="text">
      <style:text-properties officeooo:rsid="00718c57"/>
    </style:style>
    <style:style style:name="T34" style:family="text">
      <style:text-properties officeooo:rsid="00735940"/>
    </style:style>
    <style:style style:name="T35" style:family="text">
      <style:text-properties officeooo:rsid="007518c0"/>
    </style:style>
    <style:style style:name="T36" style:family="text">
      <style:text-properties officeooo:rsid="0075dc33"/>
    </style:style>
    <style:style style:name="T37" style:family="text">
      <style:text-properties officeooo:rsid="00782cbd"/>
    </style:style>
    <style:style style:name="T38" style:family="text">
      <style:text-properties officeooo:rsid="007c5ac9"/>
    </style:style>
    <style:style style:name="T39" style:family="text">
      <style:text-properties officeooo:rsid="007c8ce7"/>
    </style:style>
    <style:style style:name="T40" style:family="text">
      <style:text-properties officeooo:rsid="007d794b"/>
    </style:style>
    <style:style style:name="T41" style:family="text">
      <style:text-properties officeooo:rsid="00809b3f"/>
    </style:style>
    <style:style style:name="T42" style:family="text">
      <style:text-properties officeooo:rsid="0082b36f"/>
    </style:style>
    <style:style style:name="T43" style:family="text">
      <style:text-properties officeooo:rsid="0083c1db"/>
    </style:style>
    <style:style style:name="T44" style:family="text">
      <style:text-properties officeooo:rsid="0085d0f6"/>
    </style:style>
    <style:style style:name="T45" style:family="text">
      <style:text-properties officeooo:rsid="0087c0e1"/>
    </style:style>
    <style:style style:name="T46" style:family="text">
      <style:text-properties officeooo:rsid="0092deb3"/>
    </style:style>
    <style:style style:name="T47" style:family="text">
      <style:text-properties officeooo:rsid="00982fdb"/>
    </style:style>
    <style:style style:name="T48" style:family="text">
      <style:text-properties officeooo:rsid="00992608"/>
    </style:style>
    <style:style style:name="T49" style:family="text">
      <style:text-properties officeooo:rsid="009adf0c"/>
    </style:style>
    <style:style style:name="T50" style:family="text">
      <style:text-properties officeooo:rsid="009c14a0"/>
    </style:style>
    <style:style style:name="T51" style:family="text">
      <style:text-properties officeooo:rsid="009e11ce"/>
    </style:style>
    <style:style style:name="T52" style:family="text">
      <style:text-properties officeooo:rsid="00a1c450"/>
    </style:style>
    <style:style style:name="T53" style:family="text">
      <style:text-properties officeooo:rsid="00a3b99e"/>
    </style:style>
    <style:style style:name="T54" style:family="text">
      <style:text-properties officeooo:rsid="00a56a66"/>
    </style:style>
    <style:style style:name="T55" style:family="text">
      <style:text-properties officeooo:rsid="00aa3bab"/>
    </style:style>
    <style:style style:name="T56" style:family="text">
      <style:text-properties officeooo:rsid="00aad36e"/>
    </style:style>
    <style:style style:name="T57" style:family="text">
      <style:text-properties officeooo:rsid="00ad386b"/>
    </style:style>
    <style:style style:name="T58" style:family="text">
      <style:text-properties officeooo:rsid="00af1b3d"/>
    </style:style>
    <style:style style:name="T59" style:family="text">
      <style:text-properties officeooo:rsid="00b7a0ea"/>
    </style:style>
    <style:style style:name="T60" style:family="text">
      <style:text-properties officeooo:rsid="00bc967d"/>
    </style:style>
    <style:style style:name="T61" style:family="text">
      <style:text-properties officeooo:rsid="00beccb3"/>
    </style:style>
    <style:style style:name="T62" style:family="text">
      <style:text-properties officeooo:rsid="00bfe06d"/>
    </style:style>
    <style:style style:name="T63" style:family="text">
      <style:text-properties officeooo:rsid="00c35dda"/>
    </style:style>
    <style:style style:name="T64" style:family="text">
      <style:text-properties officeooo:rsid="00caba3c"/>
    </style:style>
    <style:style style:name="T65" style:family="text">
      <style:text-properties officeooo:rsid="00cce786"/>
    </style:style>
    <style:style style:name="T66" style:family="text">
      <style:text-properties officeooo:rsid="00d0734e"/>
    </style:style>
    <style:style style:name="T67" style:family="text">
      <style:text-properties officeooo:rsid="00d24d83"/>
    </style:style>
    <style:style style:name="T68" style:family="text">
      <style:text-properties officeooo:rsid="00d3fcda"/>
    </style:style>
    <style:style style:name="T69" style:family="text">
      <style:text-properties officeooo:rsid="00d61485"/>
    </style:style>
    <style:style style:name="T70" style:family="text">
      <style:text-properties officeooo:rsid="00da6c39"/>
    </style:style>
    <style:style style:name="T71" style:family="text">
      <style:text-properties officeooo:rsid="00e0422a"/>
    </style:style>
    <style:style style:name="T72" style:family="text">
      <style:text-properties officeooo:rsid="00e20420"/>
    </style:style>
    <style:style style:name="T73" style:family="text">
      <style:text-properties officeooo:rsid="00e98241"/>
    </style:style>
    <style:style style:name="T74" style:family="text">
      <style:text-properties officeooo:rsid="00eadba2"/>
    </style:style>
    <style:style style:name="T75" style:family="text">
      <style:text-properties officeooo:rsid="00ec1600"/>
    </style:style>
    <style:style style:name="T76" style:family="text">
      <style:text-properties officeooo:rsid="007edafb"/>
    </style:style>
    <style:style style:name="T77" style:family="text">
      <style:text-properties officeooo:rsid="00f442e3"/>
    </style:style>
    <style:style style:name="T78" style:family="text">
      <style:text-properties officeooo:rsid="00f5c56e"/>
    </style:style>
    <style:style style:name="T79" style:family="text">
      <style:text-properties officeooo:rsid="00f75534"/>
    </style:style>
    <style:style style:name="T80" style:family="text">
      <style:text-properties officeooo:rsid="00f7a09d"/>
    </style:style>
    <style:style style:name="T81" style:family="text">
      <style:text-properties officeooo:rsid="00fc45cc"/>
    </style:style>
    <style:style style:name="T82" style:family="text">
      <style:text-properties officeooo:rsid="00fcb5a1"/>
    </style:style>
    <style:style style:name="T83" style:family="text">
      <style:text-properties officeooo:rsid="00fde4d2"/>
    </style:style>
    <style:style style:name="T84" style:family="text">
      <style:text-properties officeooo:rsid="00ff02b9"/>
    </style:style>
    <style:style style:name="T85" style:family="text">
      <style:text-properties officeooo:rsid="01040bf9"/>
    </style:style>
    <style:style style:name="T86" style:family="text">
      <style:text-properties officeooo:rsid="0108d0ae"/>
    </style:style>
    <style:style style:name="T87" style:family="text">
      <style:text-properties officeooo:rsid="01094cf2"/>
    </style:style>
    <style:style style:name="T88" style:family="text">
      <style:text-properties officeooo:rsid="010c52a7"/>
    </style:style>
    <style:style style:name="T89" style:family="text">
      <style:text-properties officeooo:rsid="010d6b12"/>
    </style:style>
    <style:style style:name="T90" style:family="text">
      <style:text-properties officeooo:rsid="010e55b3"/>
    </style:style>
    <style:style style:name="T91" style:family="text">
      <style:text-properties officeooo:rsid="010fb835"/>
    </style:style>
    <style:style style:name="T92" style:family="text">
      <style:text-properties officeooo:rsid="01109c31"/>
    </style:style>
    <style:style style:name="T93" style:family="text">
      <style:text-properties officeooo:rsid="0110d555"/>
    </style:style>
    <style:style style:name="T94" style:family="text">
      <style:text-properties officeooo:rsid="0111e60d"/>
    </style:style>
    <style:style style:name="T95" style:family="text">
      <style:text-properties officeooo:rsid="01131830"/>
    </style:style>
    <style:style style:name="T96" style:family="text">
      <style:text-properties officeooo:rsid="011558d3"/>
    </style:style>
    <style:style style:name="T97" style:family="text">
      <style:text-properties officeooo:rsid="01166762"/>
    </style:style>
    <style:style style:name="T98" style:family="text">
      <style:text-properties officeooo:rsid="011cccb7"/>
    </style:style>
    <style:style style:name="T99" style:family="text">
      <style:text-properties officeooo:rsid="011eb7bf"/>
    </style:style>
    <style:style style:name="T100" style:family="text">
      <style:text-properties officeooo:rsid="0120b93d"/>
    </style:style>
    <style:style style:name="T101" style:family="text">
      <style:text-properties officeooo:rsid="01254385"/>
    </style:style>
    <style:style style:name="T102" style:family="text">
      <style:text-properties officeooo:rsid="01271e0a"/>
    </style:style>
    <style:style style:name="T103" style:family="text">
      <style:text-properties officeooo:rsid="01289bc8"/>
    </style:style>
    <style:style style:name="T104" style:family="text">
      <style:text-properties officeooo:rsid="012aa9ef"/>
    </style:style>
    <style:style style:name="T105" style:family="text">
      <style:text-properties officeooo:rsid="012ec976"/>
    </style:style>
    <style:style style:name="T106" style:family="text">
      <style:text-properties officeooo:rsid="01314d56"/>
    </style:style>
    <style:style style:name="T107" style:family="text">
      <style:text-properties officeooo:rsid="01328c6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20.653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15.759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12.86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5.96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6.872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Střední odborná škola strojní a elektrotechnická Velešín</text:p>
      <text:p text:style-name="P11">Informační technologie</text:p>
      <text:p text:style-name="P14"><draw:frame text:anchor-type="paragraph" draw:z-index="0" draw:name="Obrázek 1" draw:style-name="gr1" draw:text-style-name="P85" svg:width="5.1cm" svg:height="5.1cm" svg:x="5.95cm" svg:y="-0.552cm"><draw:image xlink:href="Pictures/10000000000000C0000000C034B4329B.jpg" xlink:type="simple" xlink:show="embed" xlink:actuate="onLoad" draw:mime-type="image/jpeg"><text:p/></draw:image></draw:frame>MATURITNÍ PRÁCE</text:p>
      <text:p text:style-name="P7"><text:span text:style-name="T9">Herní engine <text:s/>- vybraná problematika</text:span><text:span text:style-name="T8"> </text:span></text:p>
      <text:p text:style-name="P12">Alexej Tušl</text:p>
      <text:p text:style-name="P50">NÁZEV PRÁCE: Herní engine <text:s/>- vybraná problematika</text:p>
      <text:p text:style-name="P6"><text:span text:style-name="T1">JMÉNO AUTORA: </text:span><text:span text:style-name="T2">Alexej Tušl</text:span></text:p>
      <text:p text:style-name="P9">STŘEDNÍ ODBORNÁ ŠKOLA STROJNÍ A ELEKTROTECHNICKÁ VELEŠÍN </text:p>
      <text:p text:style-name="P9">STUDIJNÍHO OBOR: Informační technologie</text:p>
      <text:p text:style-name="P6"><text:span text:style-name="T1">ŠKOLNÍ ROK: </text:span><text:span text:style-name="T6">202</text:span><text:span text:style-name="T7">3</text:span><text:span text:style-name="T6">/202</text:span><text:span text:style-name="T7">4</text:span><text:span text:style-name="T6"> </text:span></text:p>
      <text:p text:style-name="P6"><text:span text:style-name="T1">VEDOUCÍ PRÁCE: </text:span><text:span text:style-name="T5">Ing.</text:span><text:span text:style-name="T1"> </text:span><text:span text:style-name="T2">Jaromír Adámek</text:span></text:p>
      <text:p text:style-name="P6"><text:span text:style-name="T1">KONTAKT NA AUTORA PRÁCE: </text:span><text:span text:style-name="T2">alex@alexe</text:span><text:span text:style-name="T3">j</text:span><text:span text:style-name="T2">tusl.cz</text:span></text:p>
      <text:p text:style-name="P51">ANOTACE </text:p>
      <text:p text:style-name="P16">Cílem je popsat vývoj počítačové hry a používání herního enginu. Seznámit s herními enginy jaké jsou mezi nimi rozdíly, jejich zaměření, proč jsem si vybral ten svůj. Základní navigace v enginu, jeho filozofie, obecné info, práce s ním.</text:p>
      <text:p text:style-name="P52"><text:span text:style-name="T1"><text:s/></text:span><text:span text:style-name="T4">Poděkování</text:span></text:p>
      <text:p text:style-name="P10">Prohlašuji, že práci jsem vypracoval(a) samostatně a veškeré použité prameny a informace uvádím v seznamu použité literatury. Jsem si vědom(a), že se na moji práci vztahuje zákon č. 121/2000 Sb., autorský zákon a že škola má právo na užití této práce jako školního díla podle § 60 odst. 1 autorského zákona.</text:p>
      <text:p text:style-name="P13">Datum<text:tab/><text:tab/><text:tab/><text:tab/><text:tab/><text:tab/><text:tab/>Podpis</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53">Obsah</text:p>
          </text:index-title>
          <text:p text:style-name="P17"><text:a xlink:type="simple" xlink:href="#__RefHeading___Toc550_4206673590" text:style-name="Index_20_Link" text:visited-style-name="Index_20_Link">1 Úvod<text:tab/>6</text:a></text:p>
          <text:p text:style-name="P17"><text:a xlink:type="simple" xlink:href="#__RefHeading___Toc552_4206673590" text:style-name="Index_20_Link" text:visited-style-name="Index_20_Link">2 Herní enginy<text:tab/>7</text:a></text:p>
          <text:p text:style-name="P18"><text:a xlink:type="simple" xlink:href="#__RefHeading___Toc554_4206673590" text:style-name="Index_20_Link" text:visited-style-name="Index_20_Link">2.1 Typy herních enginu<text:tab/>7</text:a></text:p>
          <text:p text:style-name="P18"><text:a xlink:type="simple" xlink:href="#__RefHeading___Toc1627_2127629267" text:style-name="Index_20_Link" text:visited-style-name="Index_20_Link">2.2 Srovnání populárních herních enginů.<text:tab/>7</text:a></text:p>
          <text:p text:style-name="P17"><text:a xlink:type="simple" xlink:href="#__RefHeading___Toc1629_2127629267" text:style-name="Index_20_Link" text:visited-style-name="Index_20_Link">3 Godot engine<text:tab/>9</text:a></text:p>
          <text:p text:style-name="P18"><text:a xlink:type="simple" xlink:href="#__RefHeading___Toc1631_2127629267" text:style-name="Index_20_Link" text:visited-style-name="Index_20_Link">3.1 Filozofie<text:tab/>9</text:a></text:p>
          <text:p text:style-name="P18"><text:a xlink:type="simple" xlink:href="#__RefHeading___Toc1633_2127629267" text:style-name="Index_20_Link" text:visited-style-name="Index_20_Link">3.2 Proč jsem si zvolil engine Godot<text:tab/>10</text:a></text:p>
          <text:p text:style-name="P17"><text:a xlink:type="simple" xlink:href="#__RefHeading___Toc558_4206673590" text:style-name="Index_20_Link" text:visited-style-name="Index_20_Link">4 Seznam použité literatury<text:tab/>11</text:a></text:p>
          <text:p text:style-name="P17"><text:a xlink:type="simple" xlink:href="#__RefHeading___Toc560_4206673590" text:style-name="Index_20_Link" text:visited-style-name="Index_20_Link">5 Seznam použitých obrázků<text:tab/>12</text:a></text:p>
          <text:p text:style-name="P17"><text:a xlink:type="simple" xlink:href="#__RefHeading___Toc562_4206673590" text:style-name="Index_20_Link" text:visited-style-name="Index_20_Link">6 Seznam použitých tabulek<text:tab/>13</text:a></text:p>
          <text:p text:style-name="P17"><text:a xlink:type="simple" xlink:href="#__RefHeading___Toc564_4206673590" text:style-name="Index_20_Link" text:visited-style-name="Index_20_Link">7 Seznam příloh<text:tab/>14</text:a></text:p>
        </text:index-body>
      </text:table-of-content>
      <text:p text:style-name="P8"/>
      <text:h text:style-name="P54" text:outline-level="1"><text:bookmark-start text:name="__RefHeading___Toc550_4206673590"/>Úvod<text:bookmark-end text:name="__RefHeading___Toc550_4206673590"/></text:h>
      <text:p text:style-name="P4">Hraní počítačových her baví denně nespočet lidí po celém světe. Někteří avšak, stejně jako já, mají touhu tvořit své vlastní hry. A proto jsem se rozhodl zaměřit svojí maturitní práci na toto téma. Provedu vás tím jak s tvorbou hry začít, dle čeho si vybrat ten správný herní engine a jak se pracuje s her<text:span text:style-name="T10">n</text:span>ím enginem Godot. <text:span text:style-name="T13">V praktické části</text:span><text:span text:style-name="T11"> popíši vytvoření své vlastní hry, co k tomu bylo potřeba, jak </text:span><text:span text:style-name="T12">jsem</text:span><text:span text:style-name="T11"> postupoval, </text:span><text:span text:style-name="T16">systémy</text:span><text:span text:style-name="T14"> hr</text:span><text:span text:style-name="T15">y</text:span><text:span text:style-name="T11"> a jak se vlastně hraje.</text:span></text:p>
      <text:h text:style-name="P57" text:outline-level="1"><text:bookmark-start text:name="__RefHeading___Toc552_4206673590"/>Herní engin<text:span text:style-name="T74">e</text:span> - <text:span text:style-name="T73">seznámení</text:span><text:bookmark-end text:name="__RefHeading___Toc552_4206673590"/></text:h>
      <text:p text:style-name="P25"><text:span text:style-name="T17">Dnes existuje spoustu herních enginů. K nejpoužívanějším patří </text:span><text:span text:style-name="T18">například Unreal engine vyvinutý společností Epic Games, Unity nebo Source od společnosti Valve.</text:span><text:span text:style-name="T18"><text:bookmark-ref text:reference-format="number" text:ref-name="__RefNumPara__1665_2127629267">[1]</text:bookmark-ref></text:span><text:span text:style-name="T18"> </text:span><text:span text:style-name="T19">V <text:s/>roku 2023 se také začal, zejména mezi nezávislímy vývojáři, více používat Godot engine, kvůli strachu o neúměrné zpeněžení enginu Unity.</text:span><text:span text:style-name="T19"><text:bookmark-ref text:reference-format="number" text:ref-name="__RefNumPara__1667_2127629267">[2]</text:bookmark-ref></text:span><text:span text:style-name="T20"> </text:span><text:span text:style-name="T21">Je nutné podotknout že herní enginy se nepoužívají pouze pro vývoj videoher, ale také pro vývoj všemožných aplikací. Od nástroje pro malování pixel artu jako je Pixelorama až po použítí vi</text:span><text:span text:style-name="T22">z</text:span><text:span text:style-name="T21">uálních efektů ve filmech, což je něco na co se hojně využívá Unreal engine </text:span><text:span text:style-name="T23">díky jeho</text:span><text:span text:style-name="T21"> realistic</text:span><text:span text:style-name="T23">ké</text:span><text:span text:style-name="T21"> grafi</text:span><text:span text:style-name="T23">ce</text:span><text:span text:style-name="T21">.</text:span></text:p>
      <text:h text:style-name="P62" text:outline-level="2"><text:bookmark-start text:name="__RefHeading___Toc554_4206673590"/>Typy herních enginu<text:bookmark-end text:name="__RefHeading___Toc554_4206673590"/></text:h>
      <text:p text:style-name="P20"><text:span text:style-name="T24">H</text:span><text:span text:style-name="T25">erní enginy by se dali roztřídit do 3 kategorií. 3D enginy nabízející 3 rozměrný prostor s častým zaměřením na realistickou grafiku. 2D enginy s 2 rozměrným povrchem. Tyto enginy jsou mnohokrát zakomponovány, jako neupřednostňovaný dodatek do 3D engin</text:span><text:span text:style-name="T26">ů</text:span><text:span text:style-name="T25">. A mobilní enginy, které se specificky zaměřují svůj vývoj na mobilní platformy. Můžou tím snížit náklady na výkon zařízení či usnadnit práci s dotykovými gesty.</text:span></text:p>
      <text:p text:style-name="P5">Samozřejmě valná většina enginu umí pracovat jak s 3D tak 2D grafikou. Některé dokonce podporují zároveň vývoj na mobilní platformy. Příkladem je engine Godot který podporuje 3D i 2D grafiku a je možné zároveň vyvíjet aplikaci na mobilní platformy nebo web.</text:p>
      <text:h text:style-name="Heading_20_2" text:outline-level="2"><text:bookmark-start text:name="__RefHeading___Toc1627_2127629267"/>Srovnání populárních herních enginů.<text:bookmark-end text:name="__RefHeading___Toc1627_2127629267"/></text:h>
      <text:p text:style-name="P33">Výběr herního enginu není nic jednoduchého. Pojďme si tedy nyní porovnat výhody a nevýhody 3 populárních herních enginů.</text:p>
      <text:p text:style-name="P21"><text:span text:style-name="T29">Unreal engine, je zejména používán pro svojí pokročilou 3D grafiku. A to je také oddělení ve kterém opravdu vyčnívá. Ale neznamená to že zde nejsou enginy které dokáží vypadat stejně dobře. Decima engine nebo Source 2 jsou dobrými příklady. </text:span><text:span text:style-name="T30">V čem ale unreal engine zaostává je dobrá podpora vývoje 2D her a proto se pro 2D hry téměř nepoužívá. Engine nabízí jak programování v jazyku C++, který není ten nejvhodnější pro začátečníky, tak blokové programování pomocí </text:span><text:span text:style-name="T32">vlastního</text:span><text:span text:style-name="T30"> vestavěného jazyku. Unreal engine je zcela zdarma, pokud vaše aplikace nevygeneruje zisk větší než 1 milion <text:s/>amerických dolarů, následně si společnost Epic Games účtuje 5 procentní licenční poplatek. Co se týče komunity, </text:span><text:span text:style-name="T31">lze na internetu <text:s/>nalézt spoustu návodů a fór s přátelskými </text:span><text:span text:style-name="T33">a ochotnámi</text:span><text:span text:style-name="T31"> </text:span><text:span text:style-name="T33">uživately</text:span><text:span text:style-name="T31">. </text:span><text:span text:style-name="T30">Unreal engine je pod proprietární licencí. </text:span></text:p>
      <text:p text:style-name="P22"><text:soft-page-break/><text:span text:style-name="T31">Unity, nedávný král enginů pro začátečníky a nezávislé vývojáře. </text:span><text:span text:style-name="T34">Bohužel kvůli nedávné kauze ohledně zpeněžení enginu, se většina vývojářů přesunula na jiné enginy. </text:span><text:span text:style-name="T35">Unity engine je používán zejména pro svojí všestrannost, není nic co by se s tímto enginem nedalo vytvořit. Zvládá 3D i 2D grafiku a můžete s ním vyvíjet skoro pro kteroukoliv platformu. </text:span><text:span text:style-name="T39">Proto také není v ničem tak pokročilý </text:span><text:span text:style-name="T40">jako konkurence zaměřují se na specifickou oblast</text:span><text:span text:style-name="T39">.</text:span><text:span text:style-name="T35"> Není se v něm tak těžké zorientovat jako například ve zmíněném <text:s/>enginu Unreal, ale zároveň to není ten nejvíc začátečnický engine. V enginu je spousta funkcí které </text:span><text:span text:style-name="T38">jsou</text:span><text:span text:style-name="T35"> buďto zastaralé, nefunkční a nebo pro ně existuje už nová náhražka. Což by nebylo tak špatné, přece jen více funkcí více možností. Kde ale nastává problém, je orientace v tom jaké funkce by měli či neměli být používáni. </text:span><text:span text:style-name="T36">Zachraňují to však rozsáhlé komunitní tutoriály a fóra. </text:span><text:span text:style-name="T37">Unity engine je zcela zdarma pokud váš roční zisk nepřesáhne 100 tisíc amerických dolarů. Unity</text:span><text:span text:style-name="T30"> engine je pod proprietární licencí. </text:span><text:span text:style-name="T51">Unity nabízí vývoj v jazyce C#.</text:span></text:p>
      <text:p text:style-name="P24"><text:span text:style-name="T76">Godot engine je komunitní engine s otevřeným kódem pod licencí MIT. </text:span><text:span text:style-name="T41">Je nejmladší z těchto 3 zvolených enginů. Nabízí práci s 3D i 2D grafikou a vývoj pro s</text:span><text:span text:style-name="T71">p</text:span><text:span text:style-name="T41">oustu platforem. Jediná výjimka jsou konzole, které požadují aby engine byl zaregistrovaný pod společností, což Godot z principu otevřeného softwaru není a tak oficiálně nepodporuje tyto platformy. Avšak je možné přeportovat hru pomocí společností třetích stran a vydat ji tímto způsobem. </text:span><text:span text:style-name="T42">V čem Godot vyniká je </text:span><text:span text:style-name="T43">jeho ustálenost. Nenajdete v něm žádné zbytečné či napůl hotové funkce. Má jasnou vizi, kterou se aktivně ubírá a jeho rychlost vývoje se od doby kauzy s peněžním Unity enginu zmnohonásobila. </text:span><text:span text:style-name="T44">A</text:span><text:span text:style-name="T45">v</text:span><text:span text:style-name="T44">šak, kvůli tomu že je tento engine zcela zdarma a není vyvíjen žádnou společností, není například tak dobře rozvinutý co se týče realistické 3D grafiky nebo dobrého fyzikálního modelu. </text:span><text:span text:style-name="T48">Godot nabízí vývoj v</text:span><text:span text:style-name="T49">e</text:span><text:span text:style-name="T48"> vlastním zakomponovaném jazyce GDscript nebo </text:span><text:span text:style-name="T50">jazyce C#.</text:span></text:p>
      <text:h text:style-name="P58" text:outline-level="1"><text:bookmark-start text:name="__RefHeading___Toc1629_2127629267"/>Godot <text:span text:style-name="T46">engine – </text:span><text:span text:style-name="T75">teoretická část</text:span><text:bookmark-end text:name="__RefHeading___Toc1629_2127629267"/></text:h>
      <text:p text:style-name="P23"><text:span text:style-name="T47">Godot je engine s otevřeným kódem pod licencí MIT. O jeho vývoj </text:span><text:span text:style-name="T52">se stará tým nezávislých vývojářů a komunita, která může navrhovat změny. </text:span><text:span text:style-name="T53">Původně byl Godot vyvíjen proprietárně vývojáři </text:span><text:span text:style-name="T54">z Argentiny,</text:span><text:span text:style-name="T53"> J</text:span>uan<text:span text:style-name="T53">em</text:span> Linietský<text:span text:style-name="T53">m</text:span> <text:span text:style-name="T53">a</text:span> Ariel<text:span text:style-name="T53">em</text:span> Manzur<text:span text:style-name="T53">im, </text:span><text:span text:style-name="T55">načež se v roce 2014 stal veřejně dostupným. </text:span><text:span text:style-name="T56">Lze s ním vyvíjet na platformách zahrnující PC, web, </text:span><text:span text:style-name="T57">či mobilní telefony. </text:span><text:span text:style-name="T58">A jeho aplikace lze exportovat na </text:span><text:span text:style-name="T59">nespočet </text:span><text:span text:style-name="T72">platforem</text:span><text:span text:style-name="T58">.</text:span></text:p>
      <text:h text:style-name="Heading_20_2" text:outline-level="2"><text:bookmark-start text:name="__RefHeading___Toc1631_2127629267"/>Filozofie<text:bookmark-end text:name="__RefHeading___Toc1631_2127629267"/></text:h>
      <text:p text:style-name="P26">Godot je takzvaně „open source“, což znamená že jeho kód je veřejně dostupný a může ho kdokoliv upravovat jak se mu zlíbí. Avšak neznamená to že kdokoliv může přijít a smazat nějakou funkci. Hlavní repositář, který můžou upravovat pouze členové oficiálního týmu kteř<text:span text:style-name="T60">í</text:span> stojí za vývojem, je dostupný pro všechny na stránkách GitHubu. <text:s/>Zde můžou lidé navrhovat změny nebo předložit bugy(chyby v kódu), které jsou následně diskutovány s oficiálním týmem a pokud dojde ke shodě tak jsou změny zakomponovaný do kódu.</text:p>
      <text:p text:style-name="P27">Godot engine si zakládá na objektově orientovaném designu, s jeho scénovým systém a hierarchií takzvaných „Nodes“. <text:span text:style-name="T61">Snaží se být flexibilní <text:s/>a nebýt striktní v programovacích vzorcích.</text:span></text:p>
      <text:p text:style-name="P28">Jedna z těchto objektově orientovaných funkcí je možnost tvoření scén jako například hráčská postava nebo kytka vanoucí ve větru. Tyto scény se následně dají na sebe skládat takovým způsobem, <text:span text:style-name="T62">že jedna scéna interaguje s druhou. Pokud se něco změní v rodičovské scéně změní se to následně i ve scéně která takzvaně dědí její vlastnosti.</text:span></text:p>
      <text:p text:style-name="P29">Godot se snaží být vše v jednom. To znamená že většina nástrojů které by byli zapotřebí, jsou dostupné přímo v samotném editoru. <text:span text:style-name="T63">Nejenom že godot nabízí tyto nástroje jako například editor animací, ale také nabízí svůj vlastní programovací jazyk GDscript, který je navržený přímo pro účely enginu.</text:span></text:p>
      <text:p text:style-name="P67">Samotný editor ve kterém se hry vytváří je vytvořen za pomocí Godot enginu. To znamená, že je s enginem úzce svázaný a můžete tak editor rozšiřovat a tvořit pro něj pluginy.</text:p>
      <text:h text:style-name="P63" text:outline-level="2"><text:bookmark-start text:name="__RefHeading___Toc1633_2127629267"/>Proč jsem si zvolil <text:span text:style-name="T70">engine Godot</text:span><text:bookmark-end text:name="__RefHeading___Toc1633_2127629267"/></text:h>
      <text:p text:style-name="P30">Tento engine jsem si zvolil především z jeho přehlednosti a přístupnosti pro nováčky. Godot má na skvělou dokumentaci která, mi většinou postačí pokud mám s něčím problém a ani nemusím projíždět nejrůznější fóra pro rady. Také se mi libý, že editor nabízí spustu nástrojů, které jsou k vývoji potřeba. Nemusím tedy hledat programy které budu potřebovat.</text:p>
      <text:p text:style-name="P31">Myslím si že Godot je velice přívětivý pro nováčky, zejména kvůli jeho vlastnímu programovacímu jazyku GDscript. <text:span text:style-name="T64">Tento jazyk je uzpůsoben pro vývoj her a tak v není přehršel funkcí, které by mohli nováčka zahltit. To stejné platí i pro „Objekty“ se kterými se v enginu pracuje. Najdete tam, opravdu jenom to co je k vývoji potřeba a tím se stává engine velice přehledný.</text:span></text:p>
      <text:p text:style-name="P32">V neposlední řadě to že je engine open source, zdarma a vedený komunitou, zaručuje že jen tak neskončí jeho podpora, ani se z něj nestane proprietární software. To mi dává záruko, že pokud se tento engine nau<text:span text:style-name="T65">čím, budu ho nejspíše moct používat po velmi dlouhou dobu.</text:span></text:p>
      <text:p text:style-name="P34">Komunita se také stará o to že se engine bleskově vyvíjí a lidé v něj věří a já také. A myslím si že jednoho dne by to mohl být nejl<text:span text:style-name="T66">e</text:span>pší herní engine. <text:span text:style-name="T67">Něco podobného se totiž stalo u programu na 3D grafiku Blender. Ten také začal jako program s</text:span><text:span text:style-name="T68">e</text:span><text:span text:style-name="T67"> </text:span><text:span text:style-name="T68">základnímy</text:span><text:span text:style-name="T67"> funkcemi, ale postupně se propracoval až na nejpoužívanější program pro práci s 3D grafikou. </text:span><text:span text:style-name="T69">A to i přesto že ho nevlastní žádná společnost.</text:span></text:p>
      <text:h text:style-name="Heading_20_2" text:outline-level="2">Možnosti grafického vykreslování</text:h>
      <text:p text:style-name="P35">Jako skoro každý engine, tak i Godot nabízí více způsobů vykreslování aplikace. Pojďmě si tedy probrat způsoby vykreslování a vykreslovací ovladače.</text:p>
      <text:h text:style-name="P64" text:outline-level="3">Vykreslovací metody</text:h>
      <text:p text:style-name="P38">Godot nabízý 3 vykreslovací metody. Které se liší náročností na výkon, tak i samotným způsobem vykreslování a použitelností pro jednotlivé operační systémy.</text:p>
      <text:p text:style-name="P38">Tou hlavní metodou je vykreslovač Forward+. Nabízí nejrozsáhlejší a nejdokonalejší funkce, co se týče vykreslování 3D grafiky. Vzato však je více náročný na výkon, než dvě ostatní možnosti. Lze ho použít pouze na desktopové zařízení, nikoliv mobilní.</text:p>
      <text:p text:style-name="P38">Druhý vykreslovač nese název Forward Mobile. Jak název napovídá tak tento vykreslovač navíc k podpoře dekstopů nabízí i podporu mobilních zařízení. Avšak nemá tak rozsáhlé schopnosti co se týče vykreslování 3D grafiky.</text:p>
      <text:p text:style-name="P38">A posledním vykreslovačem je Compatibility. Ten lze použít na všechny platformy, dokonce i na webové platformy. Má nejméně rozsáhlé využití 3D grafiky. Vzato je málo <text:soft-page-break/>náročný na výkon a je tím pádem uzpůsoben pro starší či méně výkonné zařízení. Jako jediný lze použít pouze s vykreslovacím ovladačem OpenGL 3.</text:p>
      <text:h text:style-name="Heading_20_3" text:outline-level="3">Vykreslovací ovladače</text:h>
      <text:p text:style-name="P39">Vykreslovací ovladač je v podstatě jakýsi nástroj, který využívají aplikace, pro komunikaci se systémem a dodali mu tak instrukce, jak zobrazit danou aplikaci.</text:p>
      <text:p text:style-name="P39">Godot nabízí čtyři vykreslovací ovladače, přičemž se vývoj zaměřuje na jeden hlavní moderní, kterým je Vulkan. Tento ovladač je ze všech čtyř nejnovější, měl by tak nabízet nejvíce funkcí pro vývojáře i nejlepší využití výkonu zřízení. Funguje jak s vykreslovacím módem Forward+, tak i Forward Mobile.</text:p>
      <text:p text:style-name="P39">Dalším ovladačem který se zaměřuje na moderní systémy je Direct3D 12. Ja navržen speciálně pro Windows a Xbox(na kterém nemůže být přímo použit Vulkan). Stejně jako Vulkan, nabízí vykreslování s módem Forward+ i Forward Mobile. Avšak tento ovladač je stále experimentální a funguje pouze v testovacích verzích.</text:p>
      <text:p text:style-name="P37">Jelikož macOS a iOS nepodporují Vulkan nativně, tak existuje i implementace ovladače Metal, která převádí Vulkan instrukce tak aby jim Apple zařízení rozumněla.</text:p>
      <text:p text:style-name="P37">V neposlední řadě je tady ovladač OpenGL, který se používá pro starší a málo výkonné zařízení, které nepodporují Vulkan. <text:span text:style-name="T77">Díky tomu,</text:span> funguje pouze s metodou vykreslování Compatibility.</text:p>
      <table:table table:name="Tabulka1" table:style-name="Tabulka1">
        <table:table-column table:style-name="Tabulka1.A"/>
        <table:table-column table:style-name="Tabulka1.B"/>
        <table:table-row>
          <table:table-cell table:style-name="Tabulka1.A1" office:value-type="string">
            <text:p text:style-name="P36">Vykreslovací ovladač</text:p>
          </table:table-cell>
          <table:table-cell table:style-name="Tabulka1.B1" office:value-type="string">
            <text:p text:style-name="P36">Vykreslovací metoda</text:p>
          </table:table-cell>
        </table:table-row>
        <table:table-row>
          <table:table-cell table:style-name="Tabulka1.A2" office:value-type="string">
            <text:p text:style-name="Table_20_Contents">Vulkan</text:p>
          </table:table-cell>
          <table:table-cell table:style-name="Tabulka1.B2" office:value-type="string">
            <text:p text:style-name="Table_20_Contents">Forward+</text:p>
          </table:table-cell>
        </table:table-row>
        <table:table-row>
          <table:table-cell table:style-name="Tabulka1.A2" office:value-type="string">
            <text:p text:style-name="Table_20_Contents">Vulkan</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Metal</text:p>
          </table:table-cell>
          <table:table-cell table:style-name="Tabulka1.B2" office:value-type="string">
            <text:p text:style-name="Table_20_Contents">Forward+</text:p>
          </table:table-cell>
        </table:table-row>
        <table:table-row>
          <table:table-cell table:style-name="Tabulka1.A2" office:value-type="string">
            <text:p text:style-name="Table_20_Contents">Metal</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OpenGL</text:p>
          </table:table-cell>
          <table:table-cell table:style-name="Tabulka1.B2" office:value-type="string">
            <text:p text:style-name="Table_20_Contents">Compatibility</text:p>
          </table:table-cell>
        </table:table-row>
      </table:table>
      <text:p text:style-name="P37"/>
      <text:h text:style-name="P63" text:outline-level="2">Skriptovací jazyky</text:h>
      <text:p text:style-name="P40">Aby jste v Godotu mohli jednotlivým objektům přidávat své vlastní funkce, budete k tomu muset použít nějaký skriptovací jazyk, který řekne objektu co dělat. Godot jich nabízí hned několik, pojďme si <text:span text:style-name="T80">je projít.</text:span></text:p>
      <text:p text:style-name="P40">Hlavním jazykem je GDscript, což objektově orientovaný jazyk tvořený přímo pro Godot. <text:span text:style-name="T78">Vzhledově velmi připomíná známý Python, ale funguje fundamentálně odlišně.</text:span> Má velice snadný a srozumitelný zápis, je tím vhodný pro začátečníky. Navíc je přímo zakomponovaný v Godot editoru, takže není potřeba stahovat žádný dodatečný software. <text:span text:style-name="T78">Protože je tvořený přímo pro Godot, tak je s ním velice dobře provázaný a poskytuje velice dobré automatické doplňování kódu. A jelikož je Godot především herní engine, tak má tento jazyk velice dobrý výkon co se týče vektorů a lineární algebry. </text:span><text:span text:style-name="T81">Výkonu také pomáhá</text:span><text:span text:style-name="T78"> podpor</text:span><text:span text:style-name="T81">a</text:span><text:span text:style-name="T78"> využití více vláken procesoru.</text:span></text:p>
      <text:p text:style-name="P41">Díky podpoře od Microsoftu nabízí Godot nativně i jazyk C#. Ten je u vývojářů her velice oblíbený. <text:span text:style-name="T79">Pokud chcete tento jazyk používat, tak dejte na vědomí, že musíte mít stáhnutou .NET verzi Godot editoru.</text:span></text:p>
      <text:p text:style-name="P42">Následují jazyky, sice nejsou nativně podporovány, ale za pomocí technologie GDextension, jim je umožněna interakce s Godotem. Pomocí této technologie podporuje oficiálně Godot dva jazyky, C++ a C. Tyto jazyky jsou velice výkonné, avšak jsou také náročnější na vývoj. Komunita také pomocí GDextension nabízí vývoj v ostatních jazycích, zejména: D, Go, Haxe, Rust, Swift.</text:p>
      <text:h text:style-name="P59" text:outline-level="1"><text:bookmark-start text:name="__RefHeading___Toc1629_2127629267 kopie 1"/>Godot <text:span text:style-name="T46">engine – </text:span><text:span text:style-name="T75">praktická část</text:span><text:bookmark-end text:name="__RefHeading___Toc1629_2127629267 kopie 1"/></text:h>
      <text:p text:style-name="P43">V <text:span text:style-name="T82">této</text:span> části si ukážeme základní práci s enginem Godot <text:span text:style-name="T83">pomocí jeho editoru. Jak se v něm zorientovat a jaké nástroje nabízí.</text:span></text:p>
      <text:h text:style-name="Heading_20_2" text:outline-level="2">Správce projektů</text:h>
      <text:p text:style-name="P44">Pokud si stáhneme a spustíme aplikaci Godot, tak právě toto je nástroj, který jako první uvidíme. Jedná se o správce Godot projektů, ve kterém je lze vytvářet či spouštět. Také nabízí stažení projektů z takzvané Knihovny assetů.</text:p>
      <text:p text:style-name="P44"><draw:frame draw:style-name="fr9" draw:name="Obrázek1" text:anchor-type="char" svg:width="15.002cm" svg:height="8.906cm" draw:z-index="1"><draw:image xlink:href="Pictures/1000000100000480000002ACBB4AEA0D.png" xlink:type="simple" xlink:show="embed" xlink:actuate="onLoad" draw:mime-type="image/png"/></draw:frame>V pravém horním rohu se nachází menu pro změnu jazyky editoru.</text:p>
      <text:p text:style-name="P44"><text:span text:style-name="T85">Chceme-li</text:span> vytvoři<text:span text:style-name="T85">t</text:span> nový projekt musíme kliknout na tlačítko Nový. Zobrazí se nám vyskakovací okno do kterého musíme zadat název projektu, místo jeho uložení<text:span text:style-name="T84">(které musí být v prázdné složce)</text:span> a vybrat vykreslovač. <text:span text:style-name="T84">Popřípadě si můžeme zvolit nástroj pro kontrolu verzí.</text:span></text:p>
      <text:p text:style-name="P44"><draw:frame draw:style-name="fr11" draw:name="Obrázek2" text:anchor-type="char" svg:width="15.002cm" svg:height="10.735cm" draw:z-index="2"><draw:image xlink:href="Pictures/1000000100000280000001CA2F723DB5.png" xlink:type="simple" xlink:show="embed" xlink:actuate="onLoad" draw:mime-type="image/png"/></draw:frame><text:soft-page-break/></text:p>
      <text:p text:style-name="P45">Pokud by jsme chtěli naimportovat nějaký projekt, tak aby se nám zobrazoval ve správci, tak buďto můžeme stisknout tlařítko Import a vybrat specifický projekt, nebo lze stisknout tlačítko Skenovat, které oskenuje námi vybranou složku a všechny projekty v ní umístěné, přídá do správce.</text:p>
      <text:p text:style-name="P46">Pokud máme nějaký projekt již přidaný, můžeme na něj kliknout, tím se nám v pravé části zobrazí menu s možnostmi:</text:p>
      <text:list text:style-name="L1">
        <text:list-item>
          <text:p text:style-name="P68">Tlačítko Upravit spustí projekt v editoru, tak abychom ho mohli upravovat.</text:p>
        </text:list-item>
        <text:list-item>
          <text:p text:style-name="P68">Tlačítko Spustit spustí aplikaci projektu, tedy jakýsi výstup aplikace.</text:p>
        </text:list-item>
        <text:list-item>
          <text:p text:style-name="P68">S Tlačítkem přejmenovat můžeme přejmenovat projekt.</text:p>
        </text:list-item>
        <text:list-item>
          <text:p text:style-name="P68">Tlačítko Manage Tags, slouží k přidání štítků které se zobrazují u projektu ve správci. Slouží pouze k organizaci projektů.</text:p>
        </text:list-item>
        <text:list-item>
          <text:p text:style-name="P68">A tlačítko Odebrat odebere projekt ze správce, nesmaže ho však z disku.</text:p>
        </text:list-item>
      </text:list>
      <text:p text:style-name="P47"><draw:frame draw:style-name="fr10" draw:name="Obrázek3" text:anchor-type="char" svg:x="0.159cm" svg:y="0.217cm" svg:width="15.002cm" svg:height="8.906cm" draw:z-index="3"><draw:image xlink:href="Pictures/1000000100000480000002AC752B115F.png" xlink:type="simple" xlink:show="embed" xlink:actuate="onLoad" draw:mime-type="image/png"/></draw:frame><text:soft-page-break/>Poslední věc kterou lze ve správci vykonávat je stahování projektů z Asset Library, což je repozitář s volné dostupnými projekty a dalšími zdroji. Pokud budete jeden z projektů <text:s/>chtít stáhnout, vyberete ho v záložce Asset Library Projects a kliknete na tlačítko stáhnout, následně pouze zvolíte umístění stažení.</text:p>
      <text:h text:style-name="Heading_20_2" text:outline-level="2"><draw:frame draw:style-name="fr9" draw:name="Obrázek4" text:anchor-type="char" svg:width="15.002cm" svg:height="8.906cm" draw:z-index="4"><draw:image xlink:href="Pictures/1000000100000480000002AC0F466C6B.png" xlink:type="simple" xlink:show="embed" xlink:actuate="onLoad" draw:mime-type="image/png"/></draw:frame><text:soft-page-break/><text:span text:style-name="T86">Godot</text:span> editor</text:h>
      <text:p text:style-name="P48">Spustíme-li si nový prázdný projekt, uvidíme okno pro práci s Godot enginem. Editor nabízí spoustu doků, které lze libovolně přesouvat, odebírat či přidávat nové. Také zde nalezneme lištu, s meny pro nastavením projektu či editoru, nebo nápovědu. Pojďme si jednotlivé funkce podrobně projít.</text:p>
      <text:p text:style-name="P48"><draw:frame draw:style-name="fr8" draw:name="Obrázek5" text:anchor-type="as-char" svg:y="-9.333cm" svg:width="15.002cm" svg:height="8.195cm" draw:z-index="5"><draw:image xlink:href="Pictures/1000000000000780000004192BF8DBEA.png" xlink:type="simple" xlink:show="embed" xlink:actuate="onLoad" draw:mime-type="image/png"/></draw:frame></text:p>
      <text:h text:style-name="Heading_20_2" text:outline-level="2"><text:soft-page-break/>Horní lišta</text:h>
      <text:p text:style-name="P70">U horního okraje okna se nachází lišta kde najdeme v levé části <text:span text:style-name="T87">všemožná menu</text:span>, v prostředku <text:span text:style-name="T87">tlačítka pro změnu hlavní obrazovky a v pravé části tlačítka pro spuštění a testování projektu a změnu vykreslovacího režimu. </text:span></text:p>
      <text:p text:style-name="P71">Ve zmiňovaných men<text:span text:style-name="T90">u</text:span> najdeme tyto nabídky. </text:p>
      <text:p text:style-name="P71">Nabídka scéna nám umožní vytvářet nové scény, otevírat scény, ukládat je a exportovat je do 3D formátu.</text:p>
      <text:p text:style-name="P71">V nabídce Projekt najdeme nastavení projektu, správu verzí, nabídku pro exportování aplikace, <text:span text:style-name="T88">či nastavení cofigurace enginu.</text:span></text:p>
      <text:p text:style-name="P72">Debug položka je pro různá nastavení zobrazení pomocných testovacích dat, jako například kolizních tvarů. Také zde najde nastavení pro vzádlené debugování či spuštění více testovacích instancí najednou.</text:p>
      <text:p text:style-name="P72">Záložka Editor umožnňuje nastavit editor, jeho rozložení a funkce.</text:p>
      <text:p text:style-name="P72">V záložce Nápověda najdeme vyhledávání v dokumentaci a spoustu odkazů na online zdroje, jako online nápovědu nebo nahlašování chyb.</text:p>
      <text:p text:style-name="P72">V prostřední části najdeme čtyři položky. <text:span text:style-name="T89">Každá z daných položek přepíná zobrazení </text:span><text:span text:style-name="T91">viewportu</text:span><text:span text:style-name="T89">. Tlačítka 2D a 3D přepínají mezi znázorněním aktivní scény v 2D nebo 3D prostoru. Tlačítko Script pak přepne výřez na zobrazení pro práci se Scripty. A tlačítko AssetLib zobrazí online knihovnu s assety.</text:span></text:p>
      <text:p text:style-name="Text_20_body"><draw:frame draw:style-name="fr4" draw:name="Image1" text:anchor-type="as-char" svg:width="15.002cm" svg:height="0.406cm" draw:z-index="6"><draw:image xlink:href="Pictures/1000000100000780000000342C934A66.png" xlink:type="simple" xlink:show="embed" xlink:actuate="onLoad" draw:mime-type="image/png"/></draw:frame></text:p>
      <text:h text:style-name="Heading_20_2" text:outline-level="2">Viewport</text:h>
      <text:p text:style-name="P73">V centru okna najdeme takzvaný viewport, <text:span text:style-name="T92">který nám ukazuje náni zvolené zobrzení</text:span>. V jeho horní části najdeme panel nástrojů se zobrazením otevřených scén. <text:span text:style-name="T93">Po levé a pravé části viewportu najdete doky, které lze volně upravovat.</text:span></text:p>
      <text:p text:style-name="P73"/>
      <text:p text:style-name="P74"/>
      <text:p text:style-name="P73"><text:soft-page-break/><draw:frame draw:style-name="fr1" draw:name="Image2" text:anchor-type="as-char" svg:width="15.002cm" svg:height="12.236cm" draw:z-index="7"><draw:image xlink:href="Pictures/10000001000004BA000003DB5B4783C8.png" xlink:type="simple" xlink:show="embed" xlink:actuate="onLoad" draw:mime-type="image/png"/></draw:frame></text:p>
      <text:h text:style-name="Heading_20_2" text:outline-level="2">Doky</text:h>
      <text:p text:style-name="P75">V Godot editoru existují tři takzvané doky. <text:span text:style-name="T94">Jsou to okna s nástroji, která se dají lib</text:span><text:span text:style-name="T95">o</text:span><text:span text:style-name="T94">volně v editoru přesouvat.</text:span></text:p>
      <text:h text:style-name="Heading_20_3" text:outline-level="3">Scénový strom</text:h>
      <text:p text:style-name="P76">V tomto doku lze zobrazovat a pracovat s uzly v aktivní scéně. <text:span text:style-name="T99">Můžene je vytvářet, mazat, přesouvat v hierarchii nebo měnit jejich typ uzlu.</text:span></text:p>
      <text:p text:style-name="Text_20_body"><text:soft-page-break/><draw:frame draw:style-name="fr6" draw:name="Image4" text:anchor-type="as-char" svg:y="-5.898cm" svg:width="7.454cm" svg:height="6.456cm" draw:z-index="9"><draw:image xlink:href="Pictures/10000001000001540000020875ED8D49.png" xlink:type="simple" xlink:show="embed" xlink:actuate="onLoad" draw:mime-type="image/png"/></draw:frame></text:p>
      <text:h text:style-name="Heading_20_3" text:outline-level="3">Nastavení <text:span text:style-name="T96">i</text:span>mportu</text:h>
      <text:p text:style-name="P77">Tento dok slouží pro nastavení importovaní souborů, které nevznikly v Godotu a je tak potřebné Godotu říct jak s nimi má pracovat. <text:span text:style-name="T97">Typickým příkladem takovýchto souborů jsou obrázký nebo 3D modely.</text:span></text:p>
      <text:p text:style-name="Text_20_body"><draw:frame draw:style-name="fr4" draw:name="Image6" text:anchor-type="as-char" svg:width="5.41cm" svg:height="10.437cm" draw:z-index="11"><draw:image xlink:href="Pictures/100000010000010C000002053A176308.png" xlink:type="simple" xlink:show="embed" xlink:actuate="onLoad" draw:mime-type="image/png"/></draw:frame></text:p>
      <text:h text:style-name="Heading_20_3" text:outline-level="3">Souborový systém</text:h>
      <text:p text:style-name="P76">Souborový systemém zobrazuje soubobory a složky vašeho projektu. Nachází se zde vše od scén a scritpů až po audio soubory a obrázky.</text:p>
      <text:p text:style-name="Text_20_body"><text:soft-page-break/><draw:frame draw:style-name="fr7" draw:name="Image3" text:anchor-type="as-char" svg:y="-0.222cm" svg:width="7.491cm" svg:height="5.68cm" draw:z-index="8"><draw:image xlink:href="Pictures/10000001000001520000020408C4AB96.png" xlink:type="simple" xlink:show="embed" xlink:actuate="onLoad" draw:mime-type="image/png"/></draw:frame></text:p>
      <text:h text:style-name="P65" text:outline-level="3">Inspektor</text:h>
      <text:p text:style-name="P78">Inspektor slouží pro upravování vlastností vybraného uzlu. Lze zde upravit vše od pozice uzlu, až po script který používá.</text:p>
      <text:p text:style-name="Text_20_body"><draw:frame draw:style-name="fr5" draw:name="Image5" text:anchor-type="as-char" svg:y="-9.073cm" svg:width="6.01cm" svg:height="9.89cm" draw:z-index="10"><draw:image xlink:href="Pictures/1000000100000154000004161F335943.png" xlink:type="simple" xlink:show="embed" xlink:actuate="onLoad" draw:mime-type="image/png"/></draw:frame></text:p>
      <text:h text:style-name="Heading_20_3" text:outline-level="3">Uzel</text:h>
      <text:p text:style-name="P79">V doku uzel najdeme nabídku pro zprávu signálů vybraného uzlu. Tyto signály můžene z této nabídky graficky připojovat k dalším uzlům. </text:p>
      <text:p text:style-name="P79">Také zde najdeme nabídku pro zprávu skupin. Můžeme zde uzel přidat do nějaké skupiny nebo jej z nějaké o<text:span text:style-name="T98">d</text:span>stranit.</text:p>
      <text:p text:style-name="Text_20_body"><text:soft-page-break/><draw:frame draw:style-name="fr3" draw:name="Image7" text:anchor-type="as-char" svg:width="5.74cm" svg:height="9.596cm" draw:z-index="12"><draw:image xlink:href="Pictures/100000010000010E00000417C732F46F.png" xlink:type="simple" xlink:show="embed" xlink:actuate="onLoad" draw:mime-type="image/png"/></draw:frame></text:p>
      <text:h text:style-name="Heading_20_3" text:outline-level="3">Historie</text:h>
      <text:p text:style-name="P80">V doku Historie najdeme <text:span text:style-name="T100">celou historii úprav námi provedených od začátku aktuální relace. Kliknutím na některou z položek, lze editor vrátit do daného záchytného bodu.</text:span></text:p>
      <text:p text:style-name="P80"><draw:frame draw:style-name="fr2" draw:name="Image8" text:anchor-type="as-char" svg:y="-6.313cm" svg:width="7.994cm" svg:height="6.646cm" draw:z-index="13"><draw:image xlink:href="Pictures/100000010000014A0000040F94FC4E80.png" xlink:type="simple" xlink:show="embed" xlink:actuate="onLoad" draw:mime-type="image/png"/></draw:frame></text:p>
      <text:h text:style-name="Heading_20_2" text:outline-level="2">Dolní panel</text:h>
      <text:p text:style-name="P81">Dolní panel, který se nachází pod viewportem, slouží k uschováni panelů, které zabírají <text:span text:style-name="T102">příliš mnoho</text:span> místa a proto jsou v základu schovaná. <text:span text:style-name="T101">Tyto panel</text:span><text:span text:style-name="T103">y</text:span><text:span text:style-name="T101"> lze rozbalit kliknutím na jejich tlačítko. </text:span>Najdeme zde především výstup konzole, ladící program a nástroje pro <text:span text:style-name="T104">práci se</text:span> zvuk<text:span text:style-name="T104">em</text:span>, animac<text:span text:style-name="T104">emi</text:span> a shader<text:span text:style-name="T104">ami</text:span>. V případě že by jsme rozklikly nějaký uzel, <text:soft-page-break/>který potřebuje svůj vlastní panel, jako například strom animací, tak se do panelu přidá daná potřebná položka.</text:p>
      <text:p text:style-name="Text_20_body"><draw:frame draw:style-name="fr1" draw:name="Image9" text:anchor-type="as-char" svg:width="15.002cm" svg:height="3.808cm" draw:z-index="14"><draw:image xlink:href="Pictures/10000001000004B9000001331976EF94.png" xlink:type="simple" xlink:show="embed" xlink:actuate="onLoad" draw:mime-type="image/png"/></draw:frame></text:p>
      <text:h text:style-name="Heading_20_2" text:outline-level="2">Pracovní plochy</text:h>
      <text:p text:style-name="P82">V godotu se nacházejí čtyři pracovní plochy, těmi jsou 2D, 3D, script a AssetLib. Každá z ploch slouží k práci s jinými nástroji editoru.</text:p>
      <text:h text:style-name="Heading_20_3" text:outline-level="3">2D <text:span text:style-name="T106">plocha</text:span></text:h>
      <text:p text:style-name="P83">2D pracovní plocha slouží pro pracování s 2D prostorem, <text:span text:style-name="T106">2D grafikou</text:span> a uživatelským rozhraním. <text:span text:style-name="T105">Typickým příkladem tohoto využití jsou takzvané platformové 2D hry a různá meny v daných hrách.</text:span></text:p>
      <text:p text:style-name="P83"><draw:frame draw:style-name="fr1" draw:name="Image10" text:anchor-type="as-char" svg:width="15.002cm" svg:height="9.421cm" draw:z-index="15"><draw:image xlink:href="Pictures/10000001000008230000051CA3C2D663.png" xlink:type="simple" xlink:show="embed" xlink:actuate="onLoad" draw:mime-type="image/png"/></draw:frame></text:p>
      <text:h text:style-name="Heading_20_3" text:outline-level="3">3D plocha</text:h>
      <text:p text:style-name="P84">Plocha 3D slouží pro změnu k práci s 3D prostorem a 3D grafikou. <text:span text:style-name="T107">Typickým příkladem </text:span></text:p>
      <text:h text:style-name="P61" text:outline-level="1">Závěr</text:h>
      <text:h text:style-name="P56" text:outline-level="1"><text:bookmark-start text:name="__RefHeading___Toc558_4206673590"/>Seznam použité literatury<text:bookmark-end text:name="__RefHeading___Toc558_4206673590"/></text:h>
      <text:list text:style-name="L2">
        <text:list-item>
          <text:p text:style-name="P66"><text:bookmark-start text:name="__RefNumPara__1665_2127629267"/>TOFTEDAHL, Marcus. <text:span text:style-name="T27">Which are the most commonly used Game Engines?</text:span> Online. <text:span text:style-name="T28">G</text:span>ame Developer. 2019. Dostupné z: <text:a xlink:type="simple" xlink:href="https://www.gamedeveloper.com/production/which-are-the-most-commonly-used-game-engines-" text:style-name="Internet_20_link" text:visited-style-name="Visited_20_Internet_20_Link">https://www.gamedeveloper.com/production/which-are-the-most-commonly-used-game-engines-</text:a>. [cit. 2024-01-12].<text:bookmark-end text:name="__RefNumPara__1665_2127629267"/></text:p>
        </text:list-item>
        <text:list-item>
          <text:p text:style-name="P66"><text:bookmark-start text:name="__RefNumPara__1667_2127629267"/>PARRISH, Ash. <text:span text:style-name="T27">Unity announces its revamped pricing model</text:span>. Online. The Verge. 2023. Dostupné z: <text:a xlink:type="simple" xlink:href="https://www.theverge.com/2023/9/22/23882768/unity-new-pricing-model-update" text:style-name="Internet_20_link" text:visited-style-name="Visited_20_Internet_20_Link">https://www.theverge.com/2023/9/22/23882768/unity-new-pricing-model-update</text:a>. [cit. 2024-01-12].<text:bookmark-end text:name="__RefNumPara__1667_2127629267"/></text:p>
        </text:list-item>
      </text:list>
      <text:p text:style-name="P19"/>
      <text:h text:style-name="P55" text:outline-level="1"><text:bookmark-start text:name="__RefHeading___Toc560_4206673590"/>Seznam použitých obrázků<text:bookmark-end text:name="__RefHeading___Toc560_4206673590"/></text:h>
      <text:p text:style-name="P15"/>
      <text:h text:style-name="P60" text:outline-level="1"><text:bookmark-start text:name="__RefHeading___Toc562_4206673590"/>Seznam použitých tabulek<text:bookmark-end text:name="__RefHeading___Toc562_4206673590"/></text:h>
      <text:h text:style-name="P60" text:outline-level="1"><text:bookmark-start text:name="__RefHeading___Toc564_4206673590"/>Seznam příloh<text:bookmark-end text:name="__RefHeading___Toc564_4206673590"/></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Výchozí_20_styl_20_kresby" style:display-name="Výchozí styl kresby"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kt_20_bez_20_výplně" style:display-name="Objekt bez výplně" style:family="paragraph" style:parent-style-name="Výchozí_20_styl_20_kresby"/>
    <style:style style:name="Objekt_20_bez_20_výplně_20_a_20_obrysu" style:display-name="Objekt bez výplně a obrysu" style:family="paragraph" style:parent-style-name="Výchozí_20_styl_20_kresby"/>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ulek_20_A4" style:display-name="Titulek A4" style:family="paragraph" style:parent-style-name="A4">
      <style:text-properties style:font-name="Noto Sans" fo:font-family="'Noto Sans'" style:font-family-generic="roman" style:font-pitch="variable" fo:font-size="43.5pt" style:font-size-asian="43.5pt"/>
    </style:style>
    <style:style style:name="Nadpis_20_A4" style:display-name="Nadpis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ulek_20_A0" style:display-name="Titulek A0" style:family="paragraph" style:parent-style-name="A0">
      <style:text-properties style:font-name="Noto Sans" fo:font-family="'Noto Sans'" style:font-family-generic="roman" style:font-pitch="variable" fo:font-size="95.5pt" style:font-size-asian="95.5pt"/>
    </style:style>
    <style:style style:name="Nadpis_20_A0" style:display-name="Nadpis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Tvary" style:family="paragraph" style:parent-style-name="Figure">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S_20_výplní" style:display-name="S výplní"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á_20_výplň" style:display-name="Modr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Zelená_20_výplň" style:display-name="Zel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Červená_20_výplň" style:display-name="Červ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Žlutá_20_výplň" style:display-name="Žlut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S_20_obrysem" style:display-name="S obrysem"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ý_20_obrys" style:display-name="Modrý obrys" style:family="paragraph" style:parent-style-name="S_20_obrysem">
      <style:text-properties fo:color="#355269" loext:opacity="100%" style:font-name="Liberation Sans" fo:font-family="'Liberation Sans'" style:font-family-generic="roman" style:font-pitch="variable" fo:font-size="14pt" fo:font-weight="bold" style:font-size-asian="14pt" style:font-weight-asian="bold"/>
    </style:style>
    <style:style style:name="Zelený_20_obrys" style:display-name="Zelený obrys" style:family="paragraph" style:parent-style-name="S_20_obrysem">
      <style:text-properties fo:color="#127622" loext:opacity="100%" style:font-name="Liberation Sans" fo:font-family="'Liberation Sans'" style:font-family-generic="roman" style:font-pitch="variable" fo:font-size="14pt" fo:font-weight="bold" style:font-size-asian="14pt" style:font-weight-asian="bold"/>
    </style:style>
    <style:style style:name="Červený_20_obrys" style:display-name="Červený obrys" style:family="paragraph" style:parent-style-name="S_20_obrysem">
      <style:text-properties fo:color="#c9211e" loext:opacity="100%" style:font-name="Liberation Sans" fo:font-family="'Liberation Sans'" style:font-family-generic="roman" style:font-pitch="variable" fo:font-size="14pt" fo:font-weight="bold" style:font-size-asian="14pt" style:font-weight-asian="bold"/>
    </style:style>
    <style:style style:name="Žlutý_20_obrys" style:display-name="Žlutý obrys" style:family="paragraph" style:parent-style-name="S_20_obrysem">
      <style:text-properties fo:color="#b47804" loext:opacity="100%" style:font-name="Liberation Sans" fo:font-family="'Liberation Sans'" style:font-family-generic="roman" style:font-pitch="variable" fo:font-size="14pt" fo:font-weight="bold" style:font-size-asian="14pt" style:font-weight-asian="bold"/>
    </style:style>
    <style:style style:name="Čáry" style:family="paragraph" style:parent-style-name="Figure">
      <style:text-properties style:font-name="Liberation Sans" fo:font-family="'Liberation Sans'" style:font-family-generic="roman" style:font-pitch="variable" fo:font-size="18pt" style:font-size-asian="18pt"/>
    </style:style>
    <style:style style:name="Čára_20_se_20_šipkou" style:display-name="Čára se šipkou" style:family="paragraph" style:parent-style-name="Čáry">
      <style:text-properties style:font-name="Liberation Sans" fo:font-family="'Liberation Sans'" style:font-family-generic="roman" style:font-pitch="variable" fo:font-size="18pt" style:font-size-asian="18pt"/>
    </style:style>
    <style:style style:name="Čárkovaná_20_čára" style:display-name="Čárkovaná čára" style:family="paragraph" style:parent-style-name="Čáry">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Podnadpis"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bjekty_20_pozadí" style:display-name="Objekty 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námky"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snova_20_1" style:display-name="Osnova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snova_20_2" style:display-name="Osnova 2" style:family="paragraph" style:parent-style-name="Osnova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snova_20_3" style:display-name="Osnova 3" style:family="paragraph" style:parent-style-name="Osnova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snova_20_4" style:display-name="Osnova 4" style:family="paragraph" style:parent-style-name="Osnova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5" style:display-name="Osnova 5" style:family="paragraph" style:parent-style-name="Osnova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6" style:display-name="Osnova 6" style:family="paragraph" style:parent-style-name="Osnova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7" style:display-name="Osnova 7" style:family="paragraph" style:parent-style-name="Osnova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8" style:display-name="Osnova 8" style:family="paragraph" style:parent-style-name="Osnova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9" style:display-name="Osnova 9" style:family="paragraph" style:parent-style-name="Osnova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Header_20_and_20_Footer" style:class="extra">
      <style:paragraph-properties text:number-lines="false" text:line-number="0">
        <style:tab-stops>
          <style:tab-stop style:position="7.5cm" style:type="center"/>
          <style:tab-stop style:position="15.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2ae757" officeooo:paragraph-rsid="002ae757"/>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erní engine <text:s/>- vybraná problematika</text:p>
      </style:header>
      <style:footer>
        <text:p text:style-name="MP2"><text:page-number text:select-page="current">27</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header>
        <text:p text:style-name="MP3"/>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09:44:13.603238361</meta:creation-date>
    <dc:date>2024-03-21T12:43:27.156638276</dc:date>
    <meta:editing-duration>PT14H17M30S</meta:editing-duration>
    <meta:editing-cycles>213</meta:editing-cycles>
    <meta:generator>LibreOffice/24.2.2.1$Linux_X86_64 LibreOffice_project/420$Build-1</meta:generator>
    <meta:document-statistic meta:table-count="1" meta:image-count="15" meta:object-count="0" meta:page-count="27" meta:paragraph-count="158" meta:word-count="3040" meta:character-count="19516" meta:non-whitespace-character-count="16634"/>
  </office:meta>
</office:document-meta>
</file>